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No_20_Spacing">
      <style:paragraph-properties fo:text-align="justify" style:justify-single-word="false">
        <style:tab-stops>
          <style:tab-stop style:position="4.2882in"/>
        </style:tab-stops>
      </style:paragraph-properties>
    </style:style>
    <style:style style:name="P2" style:family="paragraph" style:parent-style-name="Title" style:master-page-name="Standard">
      <style:paragraph-properties style:page-number="auto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b050" style:font-name="Times New Roman" fo:font-size="14pt" style:font-size-asian="14pt" style:font-size-complex="14pt"/>
    </style:style>
    <style:style style:name="gr1" style:family="graphic">
      <style:graphic-properties draw:stroke="solid" svg:stroke-width="0in" svg:stroke-color="#000000" draw:stroke-linejoin="round" draw:fill="none" fo:min-height="0.0008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0.0012in" svg:height="0.0012in" svg:x="1.928in" svg:y="0.2555in"><text:p/><draw:enhanced-geometry svg:viewBox="0 0 21600 21600" draw:type="mso-spt32" draw:enhanced-path="M 0 0 L 21600 21600 N"/></draw:custom-shape><text:span text:style-name="T1">WEEKLY PROJECT REPORT </text:span></text:p>
      <text:p text:style-name="P1"><text:span text:style-name="T2"><text:s text:c="63"/></text:span></text:p>
      <text:p text:style-name="P1"><text:span text:style-name="T2">We familiarized with the Mini Project Laboratory and its facilities. We had a brief discussion about how to divide the project into different modules. We design the database for the sign up form.</text:span></text:p>
      <text:p text:style-name="P1"><text:span text:style-name="T2">We also design the interface for student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Project member:</text:span></text:p>
      <text:p text:style-name="P1"><text:span text:style-name="T2">Vijay pratap singh (roll:81) Group leader</text:span></text:p>
      <text:p text:style-name="P1"><text:span text:style-name="T2">Yashwant Kumar Singh(roll.87)</text:span></text:p>
      <text:p text:style-name="P1"><text:span text:style-name="T2">Ujjwal kumar(roll.80)</text:span></text:p>
      <text:p text:style-name="P1"><text:span text:style-name="T2">Tripti kumari(roll.79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WenQuanYi Micro Hei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line-height="100%" fo:text-indent="0in" style:auto-text-indent="false"/>
      <style:text-properties style:font-name="Times New Roman" fo:font-size="12pt" style:font-name-asian="SimSun" style:font-size-asian="12pt" style:language-asian="zh" style:country-asian="CN" style:font-name-complex="Times New Roman1" style:font-size-complex="12pt"/>
    </style:style>
    <style:style style:name="No_20_Spacing" style:display-name="No Spacing" style:family="paragraph" style:default-outline-level="">
      <style:paragraph-properties fo:margin-top="0in" fo:margin-bottom="0in" fo:line-height="100%" fo:orphans="2" fo:widows="2" style:writing-mode="lr-tb"/>
      <style:text-properties style:use-window-font-color="true" style:font-name="Calibri" style:font-name-asian="Times New Roman1" style:font-name-complex="Times New Roman1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4f81bd" style:font-name="Cambria" fo:font-size="12pt" fo:letter-spacing="0.0102in" fo:font-style="italic" style:font-size-asian="12pt" style:font-style-asian="italic" style:font-name-complex="F" style:font-size-complex="12pt" style:font-style-complex="italic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083in" fo:line-height="100%" fo:text-align="center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size="26pt" fo:letter-spacing="0.0035in" fo:font-weight="bold" style:letter-kerning="true" style:font-size-asian="26pt" style:font-weight-asian="bold" style:font-name-complex="F" style:font-size-complex="26pt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o_20_Spacing_20_Char" style:display-name="No Spacing Char" style:family="text" style:parent-style-name="Default_20_Paragraph_20_Font">
      <style:text-properties style:font-name="Calibri" style:font-name-asian="Times New Roman1" style:font-name-complex="Times New Roman1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ubtitle_20_Char" style:display-name="Subtitle Char" style:family="text" style:parent-style-name="Default_20_Paragraph_20_Font">
      <style:text-properties fo:color="#4f81bd" style:font-name="Cambria" fo:font-size="12pt" fo:letter-spacing="0.0102in" fo:font-style="italic" style:font-size-asian="12pt" style:font-style-asian="italic" style:font-name-complex="F" style:font-size-complex="12pt" style:font-style-complex="italic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size-asian="26pt" style:font-name-complex="F" style:font-size-complex="26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b050" fo:font-size="11pt" fo:font-weight="bold" style:font-size-asian="11pt" style:font-weight-asian="bold" style:font-name-complex="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0.7083in" fo:text-indent="-0.3752in" fo:margin-left="0.70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8335in" fo:text-indent="-0.5in" fo:margin-left="0.83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8335in" fo:text-indent="-0.5in" fo:margin-left="0.833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0835in" fo:text-indent="-0.75in" fo:margin-left="1.08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0835in" fo:text-indent="-0.75in" fo:margin-left="1.083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3335in" fo:text-indent="-1in" fo:margin-left="1.333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3335in" fo:text-indent="-1in" fo:margin-left="1.333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835in" fo:text-indent="-1.25in" fo:margin-left="1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fo:font-family="'Times New Roman'" style:font-family-generic="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fo:font-family="'Times New Roman'" style:font-family-generic="roman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fo:font-family="'Times New Roman'" style:font-family-generic="roman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fo:font-family="'Times New Roman'" style:font-family-generic="roman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fo:font-family="'Times New Roman'" style:font-family-generic="roman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fo:font-family="'Times New Roman'" style:font-family-generic="roman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fo:font-family="'Times New Roman'" style:font-family-generic="roman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fo:font-family="'Times New Roman'" style:font-family-generic="roman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5.3752in" fo:text-indent="-0.25in" fo:margin-left="5.3752in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3335in" fo:margin-top="0.3335in" fo:margin-bottom="0.3335in" fo:margin-left="0.3335in" fo:margin-right="0.3335in" fo:border="2.24pt solid #00000a" fo:padding="0.666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3335in" fo:margin-top="0.3335in" fo:margin-bottom="0.3335in" fo:margin-left="0.3335in" fo:margin-right="0.3335in" fo:border="2.24pt solid #00000a" fo:padding="0.454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2</meta:editing-cycles>
    <meta:creation-date>2012-12-19T23:29:25</meta:creation-date>
    <dc:date>2012-12-19T23:42:20</dc:date>
    <meta:editing-duration>PT4M6S</meta:editing-duration>
    <meta:generator>LibreOffice/3.5$Linux_X86_64 LibreOffice_project/350m1$Build-202</meta:generator>
    <meta:document-statistic meta:table-count="0" meta:image-count="0" meta:object-count="0" meta:page-count="1" meta:paragraph-count="9" meta:word-count="58" meta:character-count="450" meta:non-whitespace-character-count="335"/>
    <meta:user-defined meta:name="AppVersion">12.0000</meta:user-defined>
    <meta:user-defined meta:name="Company">IB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